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Times New Roman" svg:font-family="'Times New Roman'" style:font-family-generic="roman" style:font-pitch="variable"/>
  </office:font-face-decls>
  <office:automatic-styles>
    <style:style style:name="P1" style:family="paragraph" style:parent-style-name="Standard">
      <style:text-properties fo:color="#000000" loext:opacity="100%"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indent="0cm" style:auto-text-indent="false"/>
      <style:text-properties fo:color="#000000" loext:opacity="100%" style:font-name="Monospace" fo:font-size="10pt" style:font-name-asian="Monospace" style:font-size-asian="10pt" style:font-name-complex="Monospace" style:font-size-complex="10pt"/>
    </style:style>
    <style:style style:name="P3" style:family="paragraph" style:parent-style-name="Standard">
      <style:text-properties officeooo:paragraph-rsid="0012bb72"/>
    </style:style>
    <style:style style:name="P4" style:family="paragraph" style:parent-style-name="Standard">
      <style:text-properties officeooo:rsid="0012bb72" officeooo:paragraph-rsid="0012bb72"/>
    </style:style>
    <style:style style:name="P5" style:family="paragraph" style:parent-style-name="Standard">
      <style:paragraph-properties fo:margin-left="0cm" fo:margin-right="0cm" fo:text-indent="0cm" style:auto-text-indent="false"/>
    </style:style>
    <style:style style:name="P6" style:family="paragraph" style:parent-style-name="Standard">
      <style:text-properties officeooo:rsid="0019cc6e" officeooo:paragraph-rsid="0019cc6e"/>
    </style:style>
    <style:style style:name="P7" style:family="paragraph" style:parent-style-name="Standard" style:list-style-name="L1">
      <style:paragraph-properties fo:margin-left="0cm" fo:margin-right="0cm" fo:text-indent="-0.635cm" style:auto-text-indent="false"/>
    </style:style>
    <style:style style:name="P8" style:family="paragraph" style:parent-style-name="Standard" style:list-style-name="L1">
      <style:paragraph-properties fo:margin-left="0cm" fo:margin-right="0cm" fo:text-indent="-0.635cm" style:auto-text-indent="false"/>
      <style:text-properties fo:color="#000000" loext:opacity="100%" style:font-name="Monospace" fo:font-size="10pt" style:font-name-asian="Monospace" style:font-size-asian="10pt" style:font-name-complex="Monospace" style:font-size-complex="10pt"/>
    </style:style>
    <style:style style:name="P9" style:family="paragraph" style:parent-style-name="Standard" style:list-style-name="L1">
      <style:paragraph-properties fo:margin-left="-0.635cm" fo:margin-right="0cm" fo:text-indent="0cm" style:auto-text-indent="false"/>
      <style:text-properties fo:color="#000000" loext:opacity="100%"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indent="0cm" style:auto-text-indent="false"/>
      <style:text-properties fo:color="#000000" loext:opacity="100%"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indent="0cm" style:auto-text-indent="false"/>
      <style:text-properties fo:color="#000000" loext:opacity="100%" style:font-name="Monospace" fo:font-size="10pt" officeooo:rsid="0019cc6e" officeooo:paragraph-rsid="0019cc6e" style:font-name-asian="Monospace" style:font-size-asian="10pt" style:font-name-complex="Monospace" style:font-size-complex="10pt"/>
    </style:style>
    <style:style style:name="P12" style:family="paragraph" style:parent-style-name="Standard">
      <style:text-properties fo:color="#000000" loext:opacity="100%" style:font-name="Liberation Serif" fo:font-size="12pt" style:font-size-asian="12pt" style:font-size-complex="12pt"/>
    </style:style>
    <style:style style:name="P13" style:family="paragraph" style:parent-style-name="Standard">
      <loext:graphic-properties draw:fill="solid" draw:fill-color="#ffffff"/>
      <style:paragraph-properties fo:background-color="#ffffff" fo:padding="0cm" fo:border="none" style:shadow="none"/>
    </style:style>
    <style:style style:name="P14" style:family="paragraph" style:parent-style-name="Standard">
      <style:text-properties officeooo:paragraph-rsid="001a357d"/>
    </style:style>
    <style:style style:name="P15" style:family="paragraph" style:parent-style-name="Standard">
      <style:text-properties officeooo:rsid="001aa308" officeooo:paragraph-rsid="001aa308"/>
    </style:style>
    <style:style style:name="P16" style:family="paragraph" style:parent-style-name="Standard">
      <style:text-properties officeooo:rsid="001e5098" officeooo:paragraph-rsid="001e5098"/>
    </style:style>
    <style:style style:name="P17" style:family="paragraph" style:parent-style-name="Standard">
      <style:text-properties officeooo:rsid="001e5098" officeooo:paragraph-rsid="001f3a22"/>
    </style:style>
    <style:style style:name="P18" style:family="paragraph" style:parent-style-name="Standard">
      <style:paragraph-properties fo:break-before="page"/>
    </style:style>
    <style:style style:name="P19" style:family="paragraph" style:parent-style-name="Standard">
      <style:text-properties officeooo:rsid="001f3a22" officeooo:paragraph-rsid="001f3a22"/>
    </style:style>
    <style:style style:name="P20" style:family="paragraph" style:parent-style-name="Standard">
      <style:text-properties officeooo:rsid="0019cc6e" officeooo:paragraph-rsid="0019cc6e"/>
    </style:style>
    <style:style style:name="P21" style:family="paragraph" style:parent-style-name="Standard">
      <style:text-properties officeooo:paragraph-rsid="001f3a22"/>
    </style:style>
    <style:style style:name="P22" style:family="paragraph" style:parent-style-name="Standard">
      <style:text-properties officeooo:rsid="00205533" officeooo:paragraph-rsid="00205533"/>
    </style:style>
    <style:style style:name="P23" style:family="paragraph" style:parent-style-name="Standard">
      <style:text-properties officeooo:paragraph-rsid="001e5098"/>
    </style:style>
    <style:style style:name="P24" style:family="paragraph" style:parent-style-name="Standard">
      <style:text-properties officeooo:rsid="0021e7d7" officeooo:paragraph-rsid="0021e7d7"/>
    </style:style>
    <style:style style:name="P25" style:family="paragraph" style:parent-style-name="Standard">
      <style:text-properties officeooo:paragraph-rsid="0021e7d7"/>
    </style:style>
    <style:style style:name="T1" style:family="text">
      <style:text-properties fo:color="#000000" loext:opacity="100%"/>
    </style:style>
    <style:style style:name="T2" style:family="text">
      <style:text-properties fo:color="#000000" loext:opacity="100%" style:font-name="Monospace" fo:font-size="10pt" style:font-name-asian="Monospace" style:font-size-asian="10pt" style:font-name-complex="Monospace" style:font-size-complex="10pt"/>
    </style:style>
    <style:style style:name="T3" style:family="text">
      <style:text-properties fo:color="#000000" loext:opacity="100%" style:font-name="Monospace" fo:font-size="10pt" officeooo:rsid="0021e7d7" style:font-name-asian="Monospace" style:font-size-asian="10pt" style:font-name-complex="Monospace" style:font-size-complex="10pt"/>
    </style:style>
    <style:style style:name="T4" style:family="text">
      <style:text-properties fo:color="#000000" loext:opacity="100%" style:font-name="Monospace" fo:font-size="10pt" fo:font-style="italic" style:font-name-asian="Monospace" style:font-size-asian="10pt" style:font-style-asian="italic" style:font-name-complex="Monospace" style:font-size-complex="10pt" style:font-style-complex="italic"/>
    </style:style>
    <style:style style:name="T5" style:family="text">
      <style:text-properties fo:color="#000000" loext:opacity="100%" style:font-name="JetBrains Mono" fo:font-size="10pt" fo:font-style="normal" fo:font-weight="normal" style:font-size-asian="10pt" style:font-style-asian="normal" style:font-weight-asian="normal"/>
    </style:style>
    <style:style style:name="T6" style:family="text">
      <style:text-properties fo:color="#000000" loext:opacity="100%" officeooo:rsid="001f3a22"/>
    </style:style>
    <style:style style:name="T7" style:family="text">
      <style:text-properties fo:color="#6a3e3e" loext:opacity="100%"/>
    </style:style>
    <style:style style:name="T8" style:family="text">
      <style:text-properties fo:color="#6a3e3e" loext:opacity="100%" style:font-name="Monospace" fo:font-size="10pt" style:font-name-asian="Monospace" style:font-size-asian="10pt" style:font-name-complex="Monospace" style:font-size-complex="10pt"/>
    </style:style>
    <style:style style:name="T9" style:family="text">
      <style:text-properties fo:language="en" fo:country="US"/>
    </style:style>
    <style:style style:name="T10" style:family="text">
      <style:text-properties fo:color="#0000c0" loext:opacity="100%"/>
    </style:style>
    <style:style style:name="T11" style:family="text">
      <style:text-properties fo:color="#0000c0" loext:opacity="100%"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2" style:family="text">
      <style:text-properties fo:color="#0000c0" loext:opacity="100%" style:font-name="Monospace" fo:font-size="10pt" fo:font-style="italic" style:font-name-asian="Monospace" style:font-size-asian="10pt" style:font-style-asian="italic" style:font-name-complex="Monospace" style:font-size-complex="10pt" style:font-style-complex="italic"/>
    </style:style>
    <style:style style:name="T13" style:family="text">
      <style:text-properties fo:color="#7f0055" loext:opacity="100%" fo:font-weight="bold" style:font-weight-asian="bold" style:font-weight-complex="bold"/>
    </style:style>
    <style:style style:name="T14" style:family="text">
      <style:text-properties fo:color="#2a00ff" loext:opacity="100%"/>
    </style:style>
    <style:style style:name="T15" style:family="text">
      <style:text-properties fo:color="#2a00ff" loext:opacity="100%" style:font-name="Monospace" fo:font-size="10pt" style:font-name-asian="Monospace" style:font-size-asian="10pt" style:font-name-complex="Monospace" style:font-size-complex="10pt"/>
    </style:style>
    <style:style style:name="T16" style:family="text">
      <style:text-properties officeooo:rsid="0012bb72"/>
    </style:style>
    <style:style style:name="T17" style:family="text">
      <style:text-properties officeooo:rsid="0014168b"/>
    </style:style>
    <style:style style:name="T18" style:family="text">
      <style:text-properties officeooo:rsid="0014864e"/>
    </style:style>
    <style:style style:name="T19" style:family="text">
      <style:text-properties officeooo:rsid="00162ea0"/>
    </style:style>
    <style:style style:name="T20" style:family="text">
      <style:text-properties officeooo:rsid="0019cc6e"/>
    </style:style>
    <style:style style:name="T21" style:family="text">
      <style:text-properties fo:color="#0033b3" loext:opacity="100%" style:font-name="JetBrains Mono" fo:font-size="10pt" fo:font-style="normal" fo:font-weight="normal" style:font-size-asian="10pt" style:font-style-asian="normal" style:font-weight-asian="normal"/>
    </style:style>
    <style:style style:name="T22" style:family="text">
      <style:text-properties fo:color="#080808" loext:opacity="100%" style:font-name="JetBrains Mono" fo:font-size="10pt" fo:font-style="normal" fo:font-weight="normal" style:font-size-asian="10pt" style:font-style-asian="normal" style:font-weight-asian="normal"/>
    </style:style>
    <style:style style:name="T23" style:family="text">
      <style:text-properties fo:color="#080808" loext:opacity="100%" style:font-name="JetBrains Mono" fo:font-size="10pt" fo:font-style="italic" fo:font-weight="normal" style:font-size-asian="10pt" style:font-style-asian="italic" style:font-weight-asian="normal"/>
    </style:style>
    <style:style style:name="T24" style:family="text">
      <style:text-properties fo:color="#067d17" loext:opacity="100%" style:font-name="JetBrains Mono" fo:font-size="10pt" fo:font-style="normal" fo:font-weight="normal" style:font-size-asian="10pt" style:font-style-asian="normal" style:font-weight-asian="normal"/>
    </style:style>
    <style:style style:name="T25" style:family="text">
      <style:text-properties officeooo:rsid="001a357d"/>
    </style:style>
    <style:style style:name="T26" style:family="text">
      <style:text-properties officeooo:rsid="001aa308"/>
    </style:style>
    <style:style style:name="T27" style:family="text">
      <style:text-properties officeooo:rsid="001e5098"/>
    </style:style>
    <style:style style:name="T28" style:family="text">
      <style:text-properties officeooo:rsid="001f3a22"/>
    </style:style>
    <style:style style:name="T29" style:family="text">
      <style:text-properties officeooo:rsid="00205533"/>
    </style:style>
    <style:style style:name="T30" style:family="text">
      <style:text-properties officeooo:rsid="0021e7d7"/>
    </style:style>
    <text:list-style style:name="L1">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0">Nachdenkzettel: </text:span>Software-Entwicklung 2, <text:span text:style-name="T19">Streams processing</text:span></text:p>
      <text:p text:style-name="Standard"/>
      <text:p text:style-name="Standard">1. Filtern sie die folgende Liste mit Hilfe eines Streams nach Namen mit „K“ am Anfang:</text:p>
      <text:p text:style-name="Standard">final List&lt;String&gt; names = Arrays.asList(“John”, “Karl”, “Steve”, “Ashley”, “Kate”);</text:p>
      <text:p text:style-name="Standard"/>
      <text:p text:style-name="P13"><text:span text:style-name="T21">final </text:span><text:span text:style-name="T5">List</text:span><text:span text:style-name="T22">&lt;</text:span><text:span text:style-name="T5">String</text:span><text:span text:style-name="T22">&gt; </text:span><text:span text:style-name="T5">names </text:span><text:span text:style-name="T22">= </text:span><text:span text:style-name="T5">Arrays</text:span><text:span text:style-name="T22">.</text:span><text:span text:style-name="T23">asList</text:span><text:span text:style-name="T22">(</text:span><text:span text:style-name="T24">"John"</text:span><text:span text:style-name="T22">, </text:span><text:span text:style-name="T24">"Karl"</text:span><text:span text:style-name="T22">, </text:span><text:span text:style-name="T24">"Steve"</text:span><text:span text:style-name="T22">, </text:span><text:span text:style-name="T24">"Ashley"</text:span><text:span text:style-name="T22">, </text:span><text:span text:style-name="T24">"Kate"</text:span><text:span text:style-name="T22">);</text:span><text:line-break/><text:line-break/><text:span text:style-name="T21">final </text:span><text:span text:style-name="T5">List</text:span><text:span text:style-name="T22">&lt;</text:span><text:span text:style-name="T5">String</text:span><text:span text:style-name="T22">&gt; </text:span><text:span text:style-name="T5">filteredNames </text:span><text:span text:style-name="T22">= </text:span><text:span text:style-name="T5">names</text:span><text:span text:style-name="T22">.stream().filter(name -&gt; name.startsWith(</text:span><text:span text:style-name="T24">"K"</text:span><text:span text:style-name="T22">)).toList();</text:span></text:p>
      <text:p text:style-name="Standard"/>
      <text:p text:style-name="Standard">2. Welche 4 Typen von Functions gibt es in Java8 und wie heisst ihre Access-Methode?</text:p>
      <text:p text:style-name="P6">Tipp: Stellen Sie sich eine echte Funktion vor <text:s/>(keine Seiteneffekte) und variieren Sie die verschiedenen Teile der Funktion.</text:p>
      <text:p text:style-name="Standard"><text:s text:c="23"/></text:p>
      <text:p text:style-name="P14"><text:span text:style-name="T25">Predicate</text:span><text:span text:style-name="T26">s</text:span><text:span text:style-name="T25">: boolean-valued function</text:span><text:span text:style-name="T26">s</text:span><text:span text:style-name="T25"> of one argument.</text:span></text:p>
      <text:p text:style-name="P15">Suppliers: functions that supplies data with no argument</text:p>
      <text:p text:style-name="P15">Consumers: functions that consumes data with no return value</text:p>
      <text:p text:style-name="P14"><text:span text:style-name="T26">Operators: functions that receive and return the same value type</text:span></text:p>
      <text:p text:style-name="P14"/>
      <text:p text:style-name="P12">3. forEach() and peek() operieren nur über Seiteneffekte. Wieso?</text:p>
      <text:p text:style-name="Standard"><text:s text:c="3"/></text:p>
      <text:p text:style-name="P16">forEach() and peek() have no return value, to do something they have to use side effects by <text:span text:style-name="T28">e.g.</text:span> using System.out::println </text:p>
      <text:p text:style-name="Standard"/>
      <text:p text:style-name="Standard">4. sort() <text:span text:style-name="T20">ist eine interessante Funktion in Streams. Vor allem wenn es ein paralleler Stream ist. Worin liegt das Problem?</text:span></text:p>
      <text:p text:style-name="Standard"><text:s/></text:p>
      <text:p text:style-name="Standard"><text:span text:style-name="T28">parallel streams need to be sorted at the end (e.g. forEachOrdered()). Otherwise, the order of operations cannot be guaranteed as this would harm the way parallellism works.</text:span> <text:s text:c="25"/></text:p>
      <text:p text:style-name="Standard"/>
      <text:p text:style-name="Standard">5. <text:span text:style-name="T18">Achtung: <text:s/></text:span><text:span text:style-name="T20">Erklären Sie was falsch oder problematisch ist und warum.</text:span></text:p>
      <text:p text:style-name="Standard"><text:s text:c="51"/></text:p>
      <text:p text:style-name="Standard">a) Set&lt;Integer&gt; seen = new HashSet&lt;&gt;();</text:p>
      <text:p text:style-name="Standard"><text:s text:c="7"/>someCollection.parallel().map(e -&gt; { if (seen.add(e)) return 0; else return e; })</text:p>
      <text:p text:style-name="Standard"/>
      <text:p text:style-name="P15">The function in map has a side effect. Generally this is no problem, though considered bad style. But when executing it parallelly like above, there can be concurrency issues.</text:p>
      <text:p text:style-name="Standard"/>
      <text:p text:style-name="Standard">b) Set&lt;Integer&gt; seen = Collections.synchronizedSet(new HashSet&lt;&gt;());</text:p>
      <text:p text:style-name="Standard"><text:s text:c="7"/>someCollection.parallel().map(e -&gt; { if (seen.add(e)) return 0; else return e; })</text:p>
      <text:p text:style-name="Standard"/>
      <text:p text:style-name="P15">Using a synchronizedSet circumvents the problem from above. But still, it is bad style and now, using a parallel stream is useless as the synchronization is blocking the set.</text:p>
      <text:p text:style-name="P15"/>
      <text:p text:style-name="Standard"/>
      <text:p text:style-name="Standard"/>
      <text:p text:style-name="Standard"/>
      <text:p text:style-name="P18"><text:span text:style-name="T16">6</text:span>. Ergebnis?</text:p>
      <text:p text:style-name="P3"><text:bookmark-start text:name="__DdeLink__461_3526948598"/>List&lt;String&gt; names = Arrays.asList(“<text:span text:style-name="T16">1a</text:span>”, “<text:span text:style-name="T16">2b</text:span>”, “<text:span text:style-name="T16">3c</text:span>”, “<text:span text:style-name="T16">4d</text:span>”, “<text:span text:style-name="T16">5e</text:span>”);</text:p>
      <text:p text:style-name="P4"><text:s/>names.stream()</text:p>
      <text:p text:style-name="P3"><text:tab/>.map(x → x.toUppercase())</text:p>
      <text:p text:style-name="Standard"><text:s text:c="7"/><text:tab/>.mapToInt(x → x.pos(1)<text:span text:style-name="T26">)</text:span></text:p>
      <text:p text:style-name="Standard"><text:tab/>.filter(x → x &lt; 5)<text:bookmark-end text:name="__DdeLink__461_3526948598"/></text:p>
      <text:p text:style-name="Standard"/>
      <text:p text:style-name="P16">This outputs nothing because</text:p>
      <text:p text:style-name="P16"/>
      <text:p text:style-name="P17">a) <text:s/><text:span text:style-name="T28">there is no terminal function (e.g. „forEach()“).</text:span></text:p>
      <text:p text:style-name="P19">b) if there where forEach(System.out::println) there won’t be any entry with an int value below 5 ( A -&gt; 65, B -&gt; 66, ...)</text:p>
      <text:p text:style-name="Standard"><text:s text:c="6"/></text:p>
      <text:p text:style-name="P6">Wenn Sie schon am Grübeln sind, erklären Sie doch bei der Gelegenheit warum es gut ist, dass Streams <text:s/>„faul“ sind.</text:p>
      <text:p text:style-name="P6"/>
      <text:p text:style-name="P21"><text:span text:style-name="T28">As soon as the terminal function has finished the processing ends. That’s good because when we execute findFirst() we don’t want it to do any further operations after finding the first match. </text:span></text:p>
      <text:list xml:id="list3923299179" text:style-name="L1">
        <text:list-header>
          <text:p text:style-name="P7"/>
          <text:p text:style-name="P7"><text:span text:style-name="T17">7</text:span>. <text:s/><text:span text:style-name="T18">Wieso braucht es das 3. Argument in der reduce Methode?</text:span></text:p>
          <text:p text:style-name="P8"/>
          <text:p text:style-name="P9"/>
          <text:p text:style-name="P7"><text:span text:style-name="T2">List&lt;Person&gt; </text:span><text:span text:style-name="T8">persons</text:span><text:span text:style-name="T2"> = Arrays.</text:span><text:span text:style-name="T4">asList</text:span><text:span text:style-name="T2">(</text:span></text:p>
        </text:list-header>
      </text:list>
      <text:p text:style-name="P5"><text:span text:style-name="T1"><text:s text:c="8"/><text:tab/></text:span><text:span text:style-name="T13">new</text:span><text:span text:style-name="T1"> Person(</text:span><text:span text:style-name="T14">"Max"</text:span><text:span text:style-name="T1">, 18, 4000),</text:span></text:p>
      <text:p text:style-name="P5"><text:span text:style-name="T1"><text:s text:c="8"/><text:tab/></text:span><text:span text:style-name="T13">new</text:span><text:span text:style-name="T1"> Person(</text:span><text:span text:style-name="T14">"Peter"</text:span><text:span text:style-name="T1">, 23, 5000),</text:span></text:p>
      <text:p text:style-name="P5"><text:span text:style-name="T1"><text:s text:c="8"/><text:tab/></text:span><text:span text:style-name="T13">new</text:span><text:span text:style-name="T1"> Person(</text:span><text:span text:style-name="T14">"Pamela"</text:span><text:span text:style-name="T1">, 23, 6000),</text:span></text:p>
      <text:p text:style-name="P5"><text:span text:style-name="T1"><text:s text:c="8"/><text:tab/></text:span><text:span text:style-name="T13">new</text:span><text:span text:style-name="T1"> Person(</text:span><text:span text:style-name="T14">"David"</text:span><text:span text:style-name="T1">, 12, 7000));</text:span></text:p>
      <text:p text:style-name="P5"/>
      <text:p text:style-name="P5"><text:span text:style-name="T1"><text:s text:c="8"/><text:tab/></text:span><text:span text:style-name="T13">int</text:span><text:span text:style-name="T1"> </text:span><text:span text:style-name="T7">money</text:span><text:span text:style-name="T1"> = </text:span><text:span text:style-name="T7">persons</text:span></text:p>
      <text:p text:style-name="P5"><text:s text:c="8"/><text:tab/><text:tab/>.parallelStream()</text:p>
      <text:p text:style-name="P5"><text:span text:style-name="T1"><text:s text:c="8"/><text:tab/><text:tab/>.filter(</text:span><text:span text:style-name="T7">p</text:span><text:span text:style-name="T1"> -&gt; </text:span><text:span text:style-name="T7">p</text:span><text:span text:style-name="T1">.</text:span><text:span text:style-name="T10">salary</text:span><text:span text:style-name="T1"> &gt; 5000)</text:span></text:p>
      <text:p text:style-name="P5"><text:span text:style-name="T1"><text:s text:c="8"/><text:tab/><text:tab/>.reduce(</text:span><text:span text:style-name="T6">0</text:span><text:span text:style-name="T1">, (</text:span><text:span text:style-name="T7">p1</text:span><text:span text:style-name="T1">, </text:span><text:span text:style-name="T7">p2</text:span><text:span text:style-name="T1">) -&gt; ( </text:span><text:span text:style-name="T7">p1</text:span><text:span text:style-name="T1"> + </text:span><text:span text:style-name="T7">p2</text:span><text:span text:style-name="T1">.</text:span><text:span text:style-name="T10">salary</text:span><text:span text:style-name="T1">), (</text:span><text:span text:style-name="T7">s1</text:span><text:span text:style-name="T1">, </text:span><text:span text:style-name="T7">s2</text:span><text:span text:style-name="T1">)-&gt; (</text:span><text:span text:style-name="T7">s1</text:span><text:span text:style-name="T1"> + </text:span><text:span text:style-name="T7">s2</text:span><text:span text:style-name="T1">));</text:span></text:p>
      <text:p text:style-name="P2"><text:s text:c="8"/><text:tab/><text:tab/></text:p>
      <text:p text:style-name="P5"><text:span text:style-name="T4"><text:tab/><text:tab/></text:span><text:span text:style-name="T12">log</text:span><text:span text:style-name="T2">.debug(</text:span><text:span text:style-name="T15">"salaries: "</text:span><text:span text:style-name="T2"> + </text:span><text:span text:style-name="T8">money</text:span><text:span text:style-name="T2">);</text:span></text:p>
      <text:p text:style-name="P2"/>
      <text:p text:style-name="P11">Tipp: Stellen Sie sich eine Streamsarchitektur vor (schauen Sie meine Slides an). </text:p>
      <text:p text:style-name="P11">Am Anfang ist eine Collection. Sie haben mehrere Threads zur Verfügung. Mit was fangen Sie an? Dann haben die Threads gearbeitet. Was muss dann passieren? </text:p>
      <text:p text:style-name="Standard"/>
      <text:p text:style-name="P22">The third argument is the so called combiner that is needed to combine the aggregated values.</text:p>
      <text:p text:style-name="Standard"/>
      <text:p text:style-name="Standard"/>
      <text:p text:style-name="P18"><text:span text:style-name="T17">8</text:span>. Was ist der Effekt von stream.unordered() bei sequentiellen Streams und bei parallelen streams?</text:p>
      <text:p text:style-name="Standard"/>
      <text:p text:style-name="P23"><text:span text:style-name="T27">Sequential streams: </text:span><text:span text:style-name="T29">when using stream.unordered() the output won’t be deterministic as the order can differ from one execution to another.</text:span></text:p>
      <text:p text:style-name="P23"/>
      <text:p text:style-name="P22">Parallel streams: <text:span text:style-name="T30">Some operations can be implemented more efficiently when the ordering constraint is relaxed. E.g.: filtering duplicates, ...</text:span></text:p>
      <text:p text:style-name="Standard"/>
      <text:p text:style-name="Standard"><text:span text:style-name="T17">9</text:span>. Fallen</text:p>
      <text:p text:style-name="Standard"/>
      <text:p text:style-name="Standard">a) <text:tab/><text:bookmark-start text:name="__DdeLink__463_3526948598"/>IntStream stream = IntStream.of(1, 2);</text:p>
      <text:p text:style-name="Standard"><text:tab/><text:tab/>stream.forEach(System.out::println);</text:p>
      <text:p text:style-name="Standard"><text:tab/><text:tab/>stream.forEach(System.out::println);<text:bookmark-end text:name="__DdeLink__463_3526948598"/></text:p>
      <text:p text:style-name="Standard"/>
      <text:p text:style-name="P24">„stream“ is closed after first execution.</text:p>
      <text:p text:style-name="Standard"/>
      <text:p text:style-name="Standard">b) <text:bookmark-start text:name="__DdeLink__465_3526948598"/>IntStream.iterate(0, i -&gt; i + 1)</text:p>
      <text:p text:style-name="Standard"><text:s text:c="7"/><text:tab/> <text:s text:c="7"/>.forEach(System.out::println);<text:bookmark-end text:name="__DdeLink__465_3526948598"/></text:p>
      <text:p text:style-name="Standard"/>
      <text:p text:style-name="P24">„iterate“ is never stopped.</text:p>
      <text:p text:style-name="Standard"/>
      <text:p text:style-name="Standard">c) <text:s text:c="5"/><text:bookmark-start text:name="__DdeLink__467_3526948598"/>IntStream.iterate(0, i -&gt; ( i + 1 ) % 2)</text:p>
      <text:p text:style-name="Standard"><text:s text:c="8"/><text:tab/><text:tab/> .distinct() <text:tab/><text:tab/><text:tab/><text:tab/><text:tab/>//.parallel()?</text:p>
      <text:p text:style-name="Standard"><text:s text:c="8"/><text:tab/><text:tab/> .limit(10)</text:p>
      <text:p text:style-name="Standard"><text:s text:c="8"/><text:tab/><text:tab/> .forEach(System.out::println);<text:bookmark-end text:name="__DdeLink__467_3526948598"/></text:p>
      <text:p text:style-name="Standard"/>
      <text:p text:style-name="P24">Won’t end as there are only two possible values for iterate(0, i -&gt; (i + 1) % 2)</text:p>
      <text:p text:style-name="Standard"/>
      <text:p text:style-name="Standard"><text:span text:style-name="T9">d) </text:span><text:span text:style-name="T2"><text:s text:c="8"/></text:span><text:bookmark-start text:name="__DdeLink__471_3526948598"/><text:span text:style-name="T2">List&lt;Integer&gt; </text:span><text:span text:style-name="T8">list</text:span><text:span text:style-name="T2"> = IntStream.</text:span><text:span text:style-name="T4">range</text:span><text:span text:style-name="T2">(0, 10)</text:span></text:p>
      <text:p text:style-name="Standard"><text:s text:c="8"/><text:tab/><text:tab/> <text:s text:c="8"/><text:tab/>.boxed()</text:p>
      <text:p text:style-name="Standard"><text:span text:style-name="T2"><text:s text:c="8"/><text:tab/><text:tab/>.collect(Collectors.</text:span><text:span text:style-name="T4">toList</text:span><text:span text:style-name="T2">());</text:span></text:p>
      <text:p text:style-name="P1"/>
      <text:p text:style-name="Standard"><text:span text:style-name="T1"><text:s text:c="8"/><text:tab/><text:tab/><text:tab/></text:span><text:span text:style-name="T7">list</text:span><text:span text:style-name="T1">.stream()</text:span></text:p>
      <text:p text:style-name="Standard"><text:span text:style-name="T1"><text:s text:c="8"/><text:tab/> <text:s text:c="7"/><text:tab/><text:tab/>.peek(</text:span><text:span text:style-name="T7">list</text:span><text:span text:style-name="T1">::remove)</text:span></text:p>
      <text:p text:style-name="Standard"><text:span text:style-name="T2"><text:s text:c="8"/><text:tab/> <text:s text:c="5"/>.forEach(System.</text:span><text:span text:style-name="T11">out</text:span><text:span text:style-name="T2">::println);</text:span><text:bookmark-end text:name="__DdeLink__471_3526948598"/></text:p>
      <text:p text:style-name="Standard"><text:span text:style-name="T2"/></text:p>
      <text:p text:style-name="P25"><text:span text:style-name="T3">Modifies the collection list and this errors will occurr.</text:span></text:p>
      <text:p text:style-name="Standard"/>
      <text:p text:style-name="Standard">from: Java 8 Friday: http://blog.jooq.org/2014/06/13/java-8-friday-10-subtle-mistakes-when-using-the-streams-ap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1"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5T17:00:54.554557058</dc:date>
    <meta:generator>LibreOffice/7.3.4.2$Linux_X86_64 LibreOffice_project/30$Build-2</meta:generator>
    <meta:editing-duration>PT10H28M7S</meta:editing-duration>
    <meta:editing-cycles>57</meta:editing-cycles>
    <meta:print-date>2020-01-09T13:17:19.856742100</meta:print-date>
    <meta:document-statistic meta:table-count="0" meta:image-count="0" meta:object-count="0" meta:page-count="3" meta:paragraph-count="76" meta:word-count="651" meta:character-count="4903" meta:non-whitespace-character-count="3943"/>
  </office:meta>
</office:document-meta>
</file>